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96pt"/>
    </style:style>
    <style:style style:name="co3" style:family="table-column">
      <style:table-column-properties fo:break-before="auto" style:column-width="18.85pt"/>
    </style:style>
    <style:style style:name="co4" style:family="table-column">
      <style:table-column-properties fo:break-before="auto" style:column-width="1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69b4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ff6347"/>
    </style:style>
    <style:style style:name="ce22" style:family="table-cell" style:parent-style-name="Default">
      <style:table-cell-properties fo:background-color="#9acd32"/>
    </style:style>
    <style:style style:name="ce26" style:family="table-cell" style:parent-style-name="Default">
      <style:table-cell-properties fo:background-color="#1e90ff"/>
    </style:style>
    <style:style style:name="ce27" style:family="table-cell" style:parent-style-name="Default">
      <style:table-cell-properties fo:background-color="#006400"/>
    </style:style>
    <style:style style:name="ce28" style:family="table-cell" style:parent-style-name="Default">
      <style:table-cell-properties fo:background-color="#d3d3d3"/>
    </style:style>
    <style:style style:name="ce17" style:family="table-cell" style:parent-style-name="Default">
      <style:table-cell-properties fo:background-color="#a9a9a9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ffb6c1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a9a9a9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ffb6c1"/>
    </style:style>
    <style:style style:name="ce24" style:family="table-cell" style:parent-style-name="Default">
      <style:table-cell-properties fo:background-color="#98fb98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1493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149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48d1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6]*[.I3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6:.G6])*[.I4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6:.G6])*[.I5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  <table:table-cell table:formula="of:=SUM([.J3:.J5]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2]*[.I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12:.F12])*[.I10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12:.G12])*[.I11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formula="of:=SUM([.J9:.J11]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18])*[.I1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8:.E18])*[.I16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8:.F18])*[.I17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formula="of:=SUM([.J15:.J17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25])*[.I2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5:.E25])*[.I23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25:.F25])*[.I24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formula="of:=SUM([.J22:.J24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28]*[.F3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9]*SUM([.C32:.F32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30]*SUM([.B32:.C32]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formula="of:=SUM([.J28:.J30])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ce17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11:.U11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]*[.X3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E11:.U11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]*[.X4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11:.T11])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]*[.X5]" office:value-type="float" office:value="100" calcext:value-type="float">
            <text:p>10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7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I11:.L11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6]*[.X6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B11:.T11])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]*[.X7]" office:value-type="float" office:value="125" calcext:value-type="float">
            <text:p>125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/>
          <table:table-cell table:number-columns-repeated="5" table:style-name="ce21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C11:.G11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]*[.X8]" office:value-type="float" office:value="280" calcext:value-type="float">
            <text:p>280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11:.Q11])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]*[.X9]" office:value-type="float" office:value="64" calcext:value-type="float">
            <text:p>64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11:.P11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10]*[.X10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table:number-columns-repeated="20"/>
          <table:table-cell table:style-name="ce17"/>
          <table:table-cell table:style-name="ce17" table:formula="of:=SUM([.W3:.W10])" office:value-type="float" office:value="118" calcext:value-type="float">
            <text:p>118</text:p>
          </table:table-cell>
          <table:table-cell table:style-name="ce17"/>
          <table:table-cell table:style-name="ce17" table:formula="of:=SUM([.Y3:.Y10])" office:value-type="float" office:value="961" calcext:value-type="float">
            <text:p>96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number-columns-repeated="1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02"/>
        </table:table-row>
        <table:table-row table:style-name="ro1" table:number-rows-repeated="4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28:.U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0]*[.X20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D28:.U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1]*[.X21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28:.T28])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2]*[.X22]" office:value-type="float" office:value="15" calcext:value-type="float">
            <text:p>15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H28:.L28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3]*[.X23]" office:value-type="float" office:value="5" calcext:value-type="float">
            <text:p>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C28:.T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4]*[.X24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5"/>
          <table:table-cell table:number-columns-repeated="3" table:style-name="ce21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B28:.G28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5]*[.X25]" office:value-type="float" office:value="6" calcext:value-type="float">
            <text:p>6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28:.Q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6]*[.X26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28:.P28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7]*[.X27]" office:value-type="float" office:value="4" calcext:value-type="float">
            <text:p>4</text:p>
          </table:table-cell>
          <table:table-cell table:style-name="ce17" table:number-columns-repeated="999"/>
        </table:table-row>
        <table:table-row table:style-name="ro1">
          <table:table-cell/>
          <table:table-cell table:number-columns-repeated="20"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/>
          <table:table-cell table:style-name="ce17" table:formula="of:=SUM([.W20:.W27])" office:value-type="float" office:value="88" calcext:value-type="float">
            <text:p>88</text:p>
          </table:table-cell>
          <table:table-cell table:style-name="ce17"/>
          <table:table-cell table:style-name="ce17" table:formula="of:=SUM([.Y20:.Y27])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R42];[.P42];[.N42];[.L42];[.K42])"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4]*[.X34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O42];[.N42];[.L42];[.H42];[.G42];[.F42];[.E42];[.D42])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35]*[.X35]" office:value-type="float" office:value="60" calcext:value-type="float">
            <text:p>60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T42];[.S42];[.Q42];[.O42];[.N42];[.H42];[.G42];[.F42])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6]*[.X36]" office:value-type="float" office:value="50" calcext:value-type="float">
            <text:p>5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L42];[.K42];[.I42];[.H42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7]*[.X37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T42];[.O42];[.N42];[.J42];[.I42];[.F42];[.D42];[.C42])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8]*[.X38]" office:value-type="float" office:value="45" calcext:value-type="float">
            <text:p>45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5"/>
          <table:table-cell table:number-columns-repeated="3" table:style-name="ce21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;[.G42];[.F42];[.E42];[.C42];[.B4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39]*[.X3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Q42];[.O42];[.N42];[.G42])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0]*[.X40]" office:value-type="float" office:value="20" calcext:value-type="float">
            <text:p>20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42:.P4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41]*[.X4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34:.W41])" office:value-type="float" office:value="70" calcext:value-type="float">
            <text:p>70</text:p>
          </table:table-cell>
          <table:table-cell table:style-name="ce17"/>
          <table:table-cell table:style-name="ce17" table:formula="of:=SUM([.Y34:.Y41])" office:value-type="float" office:value="725" calcext:value-type="float">
            <text:p>72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19" office:value-type="string" calcext:value-type="string">
            <text:p>ROBINSON</text:p>
          </table:table-cell>
          <table:table-cell table:style-name="ce19" table:number-columns-repeated="2"/>
          <table:table-cell table:style-name="ce17" table:number-columns-repeated="1020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/>
          <table:table-cell table:style-name="ce17" table:formula="of:=SUM([.B54:.K54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46]*[.X46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C54:.R54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7]*[.X47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F54:.Q54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8]*[.X48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/>
          <table:table-cell table:style-name="ce17" table:formula="of:=SUM([.D54:.H54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9]*[.X49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table:number-columns-repeated="6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7"/>
          <table:table-cell table:style-name="ce23" table:formula="of:=SUM([.H54:.U54])" office:value-type="float" office:value="18" calcext:value-type="float">
            <text:p>1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0]*[.X50]" office:value-type="float" office:value="90" calcext:value-type="float">
            <text:p>90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number-columns-repeated="14"/>
          <table:table-cell table:number-columns-repeated="5" table:style-name="ce21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4" table:formula="of:=SUM([.P54:.T54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51]*[.X51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K54:.P54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52]*[.X52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/>
          <table:table-cell table:style-name="ce17" table:formula="of:=SUM([.J54:.M54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53]*[.X53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46:.W53])" office:value-type="float" office:value="98" calcext:value-type="float">
            <text:p>98</text:p>
          </table:table-cell>
          <table:table-cell table:style-name="ce17"/>
          <table:table-cell table:style-name="ce17" table:formula="of:=SUM([.Y46:.Y53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 table:number-rows-repeated="1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B77:.U77])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69]*[.X69]" office:value-type="float" office:value="270" calcext:value-type="float">
            <text:p>27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7"/>
          <table:table-cell table:style-name="ce17" table:formula="of:=SUM([.B77:.S77])" office:value-type="float" office:value="25" calcext:value-type="float">
            <text:p>2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0]*[.X70]" office:value-type="float" office:value="100" calcext:value-type="float">
            <text:p>10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F77:.Q77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1]*[.X71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4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7"/>
          <table:table-cell table:style-name="ce17" table:formula="of:=SUM([.P77:.S77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2]*[.X72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25" table:number-columns-repeated="3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C77:.T77])" office:value-type="float" office:value="24" calcext:value-type="float">
            <text:p>24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3]*[.X73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number-columns-repeated="5" table:style-name="ce21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C77:.G77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74]*[.X74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/>
          <table:table-cell table:style-name="ce17" table:formula="of:=SUM([.F77:.K77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5]*[.X75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/>
          <table:table-cell table:style-name="ce17" table:formula="of:=SUM([.J77:.M77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76]*[.X76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69:.W76])" office:value-type="float" office:value="118" calcext:value-type="float">
            <text:p>118</text:p>
          </table:table-cell>
          <table:table-cell table:style-name="ce17"/>
          <table:table-cell table:style-name="ce17" table:formula="of:=SUM([.Y69:.Y76])" office:value-type="float" office:value="1028" calcext:value-type="float">
            <text:p>1028</text:p>
          </table:table-cell>
          <table:table-cell table:style-name="ce17" table:number-columns-repeated="999"/>
        </table:table-row>
        <table:table-row table:style-name="ro1" table:number-rows-repeated="16">
          <table:table-cell/>
          <table:table-cell table:style-name="ce17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" table:number-columns-repeated="5" table:default-cell-style-name="ce21"/>
        <table:table-column table:style-name="co1" table:number-columns-repeated="2" table:default-cell-style-name="ce34"/>
        <table:table-column table:style-name="co1" table:number-columns-repeated="1014" table:default-cell-style-name="Default"/>
        <table:table-row table:style-name="ro1"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1013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ce33" office:value-type="string" calcext:value-type="string">
            <text:p>MIN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ejor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6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office:value-type="string" calcext:value-type="string">
            <text:p>c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4" table:number-columns-repeated="5"/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MAX</text:p>
          </table:table-cell>
          <table:table-cell/>
          <table:table-cell table:style-name="ce34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6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6" office:value-type="string" calcext:value-type="string">
            <text:p>c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1:36:20.597508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55:48.385118595</meta:creation-date>
    <dc:date>2020-04-04T13:50:19.357553918</dc:date>
    <meta:editing-duration>PT7H17M5S</meta:editing-duration>
    <meta:editing-cycles>24</meta:editing-cycles>
    <meta:generator>LibreOffice/6.1.3.2$Linux_X86_64 LibreOffice_project/10$Build-2</meta:generator>
    <meta:document-statistic meta:table-count="3" meta:cell-count="943" meta:object-count="0"/>
    <meta:user-defined meta:name="qrichtext">1</meta:user-defined>
  </office:meta>
</office:document-meta>
</file>